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4625" officeooo:paragraph-rsid="00154625"/>
    </style:style>
    <style:style style:name="P2" style:family="paragraph" style:parent-style-name="Standard">
      <style:text-properties officeooo:rsid="0015be13" officeooo:paragraph-rsid="0015be13"/>
    </style:style>
    <style:style style:name="P3" style:family="paragraph" style:parent-style-name="Standard">
      <style:text-properties officeooo:rsid="0016b7de" officeooo:paragraph-rsid="0016b7de"/>
    </style:style>
    <style:style style:name="P4" style:family="paragraph" style:parent-style-name="Standard">
      <style:text-properties officeooo:rsid="0015be13" officeooo:paragraph-rsid="0015be13"/>
    </style:style>
    <style:style style:name="P5" style:family="paragraph" style:parent-style-name="Standard">
      <style:text-properties officeooo:rsid="0016b7de" officeooo:paragraph-rsid="00154625"/>
    </style:style>
    <style:style style:name="T1" style:family="text">
      <style:text-properties officeooo:rsid="00154625"/>
    </style:style>
    <style:style style:name="T2" style:family="text">
      <style:text-properties officeooo:rsid="0015be13"/>
    </style:style>
    <style:style style:name="T3" style:family="text">
      <style:text-properties officeooo:rsid="0016b7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одульные тесты:</text:p>
      <text:p text:style-name="P5"/>
      <text:p text:style-name="P5">1. Проверка card_number регулярным выражением на соответствие шаблону — 16 цифр. При соответствии true, иначе — false.</text:p>
      <text:p text:style-name="P5">2. Проверка card_holder регулярным выражение на соответствие шаблону — только латинские символы и дефис. Не более одного пробела. При соответствии true, иначе — false.</text:p>
      <text:p text:style-name="P5">3. Проверка card_expiration на актуальность. Проверка, что первые две цифры не меньше 1 и не больше 12. При соответствии true, иначе — false.</text:p>
      <text:p text:style-name="P5">4.Проверка cvv регулярным выражением — 3 цифры. При соответствии true, иначе — false.</text:p>
      <text:p text:style-name="P5">5. Проверка order_number длинны строки — от 1 до 16 символов. При соответствии true, иначе — false.</text:p>
      <text:p text:style-name="P5">6. Проверка sum на строку. При соответствии true, иначе — false.</text:p>
      <text:p text:style-name="P5"/>
      <text:p text:style-name="P5">В случае любой из ошибок ответ 400.</text:p>
      <text:p text:style-name="P5"/>
      <text:p text:style-name="P5">Интеграционные тесты.</text:p>
      <text:p text:style-name="P5"/>
      <text:p text:style-name="P5">Проверка фронт-бек.</text:p>
      <text:p text:style-name="P5">1. Если card_expiration <text:s/>первые 2 цифры меньше 1 или больше 12, то на фронте ожидается код 400, выделяется поле и выводится ошибка «Проверьте скок карты». </text:p>
      <text:p text:style-name="P5">2. Если card_expiration <text:s/>вторые 2 цифры меньше последних двух цифр текущего года, то на фронте ожидается 400 код, выделяется поле и выводится ошибка «Проверьте скок карты».</text:p>
      <text:p text:style-name="P5">3. Проверка cvv кода на соответствие шаблону. В случае несоответствия на фронте выделяется поле и выводится ошибка «Проверьте cvv код».</text:p>
      <text:p text:style-name="P5"/>
      <text:p text:style-name="P5">Проверка бек-сервис А.</text:p>
      <text:p text:style-name="P5">Если нет ни одной ошибок валидации, то кидаем запрос сервису.</text:p>
      <text:p text:style-name="P5">1. Отправить запрос с провалидированными данными. Ожидаемый ответ — 200.</text:p>
      <text:p text:style-name="P5">2. Отправить запрос с невалидными данными. Ожидаемый ответ — 403.</text:p>
      <text:p text:style-name="P5"/>
      <text:p text:style-name="P5">Проверка бек-репозиторий.</text:p>
      <text:p text:style-name="P5">Если сервис вернул 200 ответ, то проверяем, что произошла запись данных в бд.</text:p>
      <text:p text:style-name="P5">1. Отправить на сохранение заказ с суммой, отличной от $sum. Ожидается 404 ответ.</text:p>
      <text:p text:style-name="P5">2. Проверка, что floatval(sum) == $sum. Ожидается true.</text:p>
      <text:p text:style-name="P5"/>
      <text:p text:style-name="P5">Системные тесты.</text:p>
      <text:p text:style-name="P5"/>
      <text:p text:style-name="P5">Для начальной интеграции следует использовать тестовые реквизиты. </text:p>
      <text:p text:style-name="P5">Для удешевления на время боевого тестирования можно ввести преобразование суммы. Скажем, в 10 раз меньше. При отправке запроса в сервис А делим <text:s/>sum на 10.</text:p>
      <text:p text:style-name="P5">1. При валидных данных, 200 ответе от сервиса А и сохранении записи в базу ожидается возврат 200 ответа на фронт с текстом «Оплата прошла успешно».</text:p>
      <text:p text:style-name="P5">2. Если данные фронта валидны, но сервис А вернул ответ, отличный от 200, то на фронте ожидается 400 ошибка «Произошла ошибка оплаты. Повторите попытку или обратитесь в чат.»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9T19:10:37.418085858</meta:creation-date>
    <dc:date>2021-05-26T19:21:51.185969696</dc:date>
    <meta:editing-duration>PT12M1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6" meta:word-count="333" meta:character-count="2243" meta:non-whitespace-character-count="1919"/>
  </office:meta>
</office:document-meta>
</file>